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0080" draw:opacity="0%" draw:opacity-name="" draw:textarea-horizontal-align="justify" draw:textarea-vertical-align="middle" draw:auto-grow-height="false" fo:min-height="0.316cm" fo:min-width="0.632cm"/>
    </style:style>
    <style:style style:name="gr2" style:family="graphic" style:parent-style-name="standard">
      <style:graphic-properties svg:stroke-color="#800080" draw:opacity="0%" draw:opacity-name="" draw:textarea-horizontal-align="justify" draw:textarea-vertical-align="middle" draw:auto-grow-height="false" fo:min-height="0.882cm" fo:min-width="1.77cm"/>
    </style:style>
    <style:style style:name="gr3" style:family="graphic" style:parent-style-name="standard">
      <style:graphic-properties svg:stroke-color="#800080" draw:opacity="0%" draw:opacity-name="" draw:textarea-horizontal-align="justify" draw:textarea-vertical-align="middle" draw:auto-grow-height="false" fo:min-height="1.59cm" fo:min-width="3.034cm"/>
    </style:style>
    <style:style style:name="gr4" style:family="graphic" style:parent-style-name="standard">
      <style:graphic-properties svg:stroke-color="#800080" draw:opacity="0%" draw:opacity-name="" draw:textarea-horizontal-align="justify" draw:textarea-vertical-align="middle" draw:auto-grow-height="false" fo:min-height="2.017cm" fo:min-width="4.307cm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svg:stroke-color="#ffffff" draw:textarea-horizontal-align="justify" draw:textarea-vertical-align="middle" draw:auto-grow-height="false" fo:min-height="0.15cm" fo:min-width="1.513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c9211e"/>
    </style:style>
    <style:style style:name="P5" style:family="paragraph">
      <loext:graphic-properties draw:fill="none" draw:fill-color="#ffffff"/>
      <style:text-properties fo:color="#c9211e"/>
    </style:style>
    <style:style style:name="P6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color="#c9211e"/>
    </style:style>
    <style:style style:name="T3" style:family="text">
      <style:text-properties fo:color="#c9211e" style:text-position="-33% 58%"/>
    </style:style>
    <style:style style:name="T4" style:family="text">
      <style:text-properties fo:color="#c9211e" style:text-position="0% 100%"/>
    </style:style>
    <style:style style:name="T5" style:family="text">
      <style:text-properties fo:color="#c9211e"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cm" svg:height="0.8cm" draw:transform="rotate (0.523598775598299) translate (6.907cm 10.1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21cm" svg:height="1.6cm" draw:transform="rotate (0.523598775598299) translate (6.015cm 10.2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0.8cm" draw:transform="rotate (0.523598775598299) translate (6.908cm 10.1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21cm" svg:height="1.6cm" draw:transform="rotate (0.523598775598299) translate (6.016cm 10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998cm" svg:height="2.602cm" draw:transform="rotate (0.523598775598299) translate (5.085cm 10.2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998cm" svg:height="2.602cm" draw:transform="rotate (0.523598775598299) translate (5.086cm 10.2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797cm" svg:height="3.205cm" draw:transform="skewX (-8.54644392506437E-017) rotate (0.523773308523498) translate (4.155cm 10.4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182cm" svg:y1="13cm" svg:x2="4.2cm" svg:y2="5.5cm">
          <text:p/>
        </draw:line>
        <draw:line draw:style-name="gr5" draw:text-style-name="P2" draw:layer="layout" svg:x1="4.199cm" svg:y1="13cm" svg:x2="11.699cm" svg:y2="13cm">
          <text:p/>
        </draw:line>
        <draw:frame draw:style-name="gr6" draw:text-style-name="P3" draw:layer="layout" svg:width="1.7cm" svg:height="1.2cm" svg:x="6.9cm" svg:y="13.3cm">
          <draw:text-box>
            <text:p>Y<text:span text:style-name="T1">1</text:span></text:p>
          </draw:text-box>
        </draw:frame>
        <draw:frame draw:style-name="gr6" draw:text-style-name="P3" draw:layer="layout" svg:width="1.2cm" svg:height="1.2cm" svg:x="2.8cm" svg:y="8.8cm">
          <draw:text-box>
            <text:p>Y<text:span text:style-name="T1">2</text:span></text:p>
          </draw:text-box>
        </draw:frame>
        <draw:custom-shape draw:style-name="gr1" draw:text-style-name="P1" draw:layer="layout" svg:width="1.6cm" svg:height="0.8cm" draw:transform="rotate (0.523598775598299) translate (19.307cm 10.2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21cm" svg:height="1.6cm" draw:transform="rotate (0.523598775598299) translate (18.415cm 10.3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0.8cm" draw:transform="rotate (0.523598775598299) translate (19.308cm 10.2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21cm" svg:height="1.6cm" draw:transform="rotate (0.523598775598299) translate (18.416cm 10.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998cm" svg:height="2.602cm" draw:transform="rotate (0.523598775598299) translate (17.485cm 10.3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998cm" svg:height="2.602cm" draw:transform="rotate (0.523598775598299) translate (17.486cm 10.3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797cm" svg:height="3.205cm" draw:transform="skewX (-8.54644392506437E-017) rotate (0.523773308523498) translate (16.555cm 10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.582cm" svg:y1="13.1cm" svg:x2="16.6cm" svg:y2="5.6cm">
          <text:p/>
        </draw:line>
        <draw:line draw:style-name="gr5" draw:text-style-name="P2" draw:layer="layout" svg:x1="16.599cm" svg:y1="13.1cm" svg:x2="24.099cm" svg:y2="13.1cm">
          <text:p/>
        </draw:line>
        <draw:frame draw:style-name="gr6" draw:text-style-name="P3" draw:layer="layout" svg:width="1.7cm" svg:height="1.2cm" svg:x="19.3cm" svg:y="13.4cm">
          <draw:text-box>
            <text:p>Y<text:span text:style-name="T1">1</text:span></text:p>
          </draw:text-box>
        </draw:frame>
        <draw:frame draw:style-name="gr6" draw:text-style-name="P3" draw:layer="layout" svg:width="1.2cm" svg:height="1.2cm" svg:x="15.2cm" svg:y="8.9cm">
          <draw:text-box>
            <text:p>Y<text:span text:style-name="T1">2</text:span></text:p>
          </draw:text-box>
        </draw:frame>
        <draw:line draw:style-name="gr7" draw:text-style-name="P2" draw:layer="layout" svg:x1="22.3cm" svg:y1="13.1cm" svg:x2="22.3cm" svg:y2="6.1cm">
          <text:p/>
        </draw:line>
        <draw:frame draw:style-name="gr8" draw:text-style-name="P5" draw:layer="layout" svg:width="3.1cm" svg:height="1.114cm" svg:x="21cm" svg:y="13.5cm">
          <draw:text-box>
            <text:p text:style-name="P4"><text:span text:style-name="T2">Y</text:span><text:span text:style-name="T3">1</text:span><text:span text:style-name="T4"> = y</text:span><text:span text:style-name="T3">1</text:span><text:span text:style-name="T5">*</text:span></text:p>
          </draw:text-box>
        </draw:frame>
        <draw:custom-shape draw:style-name="gr9" draw:text-style-name="P6" draw:layer="layout" svg:width="2.3cm" svg:height="0.8cm" svg:x="12.7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9T17:53:31.045362874</meta:creation-date>
    <meta:editing-duration>P1DT12M37S</meta:editing-duration>
    <meta:editing-cycles>2</meta:editing-cycles>
    <meta:generator>LibreOffice/6.4.7.2$Linux_X86_64 LibreOffice_project/40$Build-2</meta:generator>
    <dc:date>2022-08-21T13:13:33.322184466</dc:date>
    <meta:document-statistic meta:object-count="25"/>
  </office:meta>
</office:document-meta>
</file>